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772953" draw:marker-start="線の終点_20_1" draw:marker-start-width="0.2cm" draw:marker-end="線の終点_20_1" draw:marker-end-width="0.2cm" draw:fill="gradient" draw:fill-color="#ff8080" draw:fill-gradient-name="Tango_20_Purpl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Tango_20_Blue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9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10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fo:min-height="0.428cm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adient_20_7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8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solid" svg:stroke-color="#4b1f6f" draw:fill="solid" draw:fill-color="#e6e6ff" fo:min-height="3.65cm" draw:shadow="hidden"/>
    </style:style>
    <style:style style:name="gr25" style:family="graphic" style:parent-style-name="standard">
      <style:graphic-properties draw:stroke="solid" svg:stroke-color="#000000" draw:fill="none" draw:fill-color="#ffffff" fo:min-height="0.45cm"/>
    </style:style>
    <style:style style:name="gr26" style:family="graphic" style:parent-style-name="standard">
      <style:graphic-properties draw:stroke="solid" svg:stroke-color="#dd4814" draw:fill="solid" draw:fill-color="#ffffcc" fo:min-height="5.75cm" draw:shadow="hidden"/>
    </style:style>
    <style:style style:name="gr27" style:family="graphic" style:parent-style-name="standard">
      <style:graphic-properties draw:stroke="solid" svg:stroke-color="#4b1f6f" draw:fill="solid" draw:fill-color="#e6e6ff" fo:min-height="4.45cm" draw:shadow="hidden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45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dd4814" draw:fill="solid" draw:fill-color="#ffffcc" fo:min-height="6.55cm" draw:shadow="hidden"/>
    </style:style>
    <style:style style:name="gr3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3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color="#cc3300" draw:fill="solid" draw:fill-color="#ff6600" fo:min-height="0.4cm"/>
    </style:style>
    <style:style style:name="gr33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4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fo:min-height="0.8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25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P9" style:family="paragraph">
      <style:paragraph-properties>
        <style:tab-stops>
          <style:tab-stop style:position="0.596cm"/>
          <style:tab-stop style:position="0.95cm"/>
        </style:tab-stops>
      </style:paragraph-properties>
      <style:text-properties fo:font-size="10.5pt" style:font-size-asian="10.5pt" style:font-size-complex="10.5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>
        <style:tab-stops>
          <style:tab-stop style:position="0.596cm"/>
        </style:tab-stops>
      </style:paragraph-properties>
      <style:text-properties fo:font-size="10.5pt" style:font-size-asian="10.5pt" style:font-size-complex="10.5pt"/>
    </style:style>
    <style:style style:name="P12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style:font-size-asian="10.5pt" style:font-size-complex="10.5pt"/>
    </style:style>
    <style:style style:name="P13" style:family="paragraph">
      <style:paragraph-properties>
        <style:tab-stops>
          <style:tab-stop style:position="1.707cm"/>
        </style:tab-stops>
      </style:paragraph-properties>
      <style:text-properties fo:font-size="10.5pt" style:font-size-asian="10.5pt" style:font-size-complex="10.5pt"/>
    </style:style>
    <style:style style:name="P14" style:family="paragraph">
      <style:paragraph-properties>
        <style:tab-stops>
          <style:tab-stop style:position="0.59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>
        <style:tab-stops>
          <style:tab-stop style:position="1.70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>
      <style:paragraph-properties fo:text-align="center"/>
      <style:text-properties fo:color="#ff3300" fo:font-size="10.5pt" style:font-size-asian="10.5pt" style:font-size-complex="10.5pt"/>
    </style:style>
    <style:style style:name="P17" style:family="paragraph">
      <style:text-properties fo:color="#ffffff" fo:font-size="10.5pt" style:font-size-asian="10.5pt" style:font-size-complex="10.5pt"/>
    </style:style>
    <style:style style:name="P18" style:family="paragraph">
      <style:text-properties fo:color="#ff3300" fo:font-size="10.5pt" style:font-size-asian="10.5pt" style:font-size-complex="10.5pt"/>
    </style:style>
    <style:style style:name="P19" style:family="paragraph">
      <style:paragraph-properties>
        <style:tab-stops>
          <style:tab-stop style:position="0.596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0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>
      <style:paragraph-properties>
        <style:tab-stops>
          <style:tab-stop style:position="1.7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ff3300"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4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5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6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7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8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9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10" draw:text-style-name="P1" draw:layer="layout" svg:x1="5.3cm" svg:y1="4.8cm" svg:x2="5.3cm" svg:y2="7.7cm">
          <text:p/>
        </draw:line>
        <draw:line draw:style-name="gr10" draw:text-style-name="P1" draw:layer="layout" svg:x1="13.2cm" svg:y1="4.8cm" svg:x2="13.2cm" svg:y2="6.2cm">
          <text:p/>
        </draw:line>
        <draw:line draw:style-name="gr10" draw:text-style-name="P1" draw:layer="layout" svg:x1="12.1cm" svg:y1="7.2cm" svg:x2="12.1cm" svg:y2="9.7cm">
          <text:p/>
        </draw:line>
        <draw:line draw:style-name="gr10" draw:text-style-name="P1" draw:layer="layout" svg:x1="14.1cm" svg:y1="7.1cm" svg:x2="14.1cm" svg:y2="10.7cm">
          <text:p/>
        </draw:line>
        <draw:frame draw:style-name="gr11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8" draw:text-style-name="P2" draw:layer="layout" svg:width="1.6cm" svg:height="1.269cm" svg:x="7.6cm" svg:y="7.731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10" draw:text-style-name="P1" draw:layer="layout" svg:x1="7.9cm" svg:y1="4.8cm" svg:x2="7.9cm" svg:y2="7.7cm">
          <text:p/>
        </draw:line>
        <draw:frame draw:style-name="gr11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5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8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10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  <draw:page draw:name="page3" draw:style-name="dp1" draw:master-page-name="標準">
        <draw:g>
          <draw:frame draw:style-name="gr24" draw:text-style-name="P3" draw:layer="layout" svg:width="6.4cm" svg:height="3.9cm" svg:x="3.3cm" svg:y="4.8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6.3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7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7.7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5.6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</draw:g>
        <draw:g>
          <draw:frame draw:style-name="gr26" draw:text-style-name="P3" draw:layer="layout" svg:width="6.4cm" svg:height="6cm" svg:x="11.5cm" svg:y="3.9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4.7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5.4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6.1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6.8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7.5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2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9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g>
          <draw:frame draw:style-name="gr27" draw:text-style-name="P3" draw:layer="layout" svg:width="6.4cm" svg:height="4.7cm" svg:x="3.3cm" svg:y="13.1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14.6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15.3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1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13.9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16.7cm">
            <draw:text-box>
              <text:p text:style-name="P14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7" draw:text-style-name="P3" draw:layer="layout" svg:width="6.4cm" svg:height="4.7cm" svg:x="3.3cm" svg:y="21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25.3cm">
            <draw:text-box>
              <text:p text:style-name="P14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9" draw:text-style-name="P3" draw:layer="layout" svg:width="6.4cm" svg:height="6.8cm" svg:x="11.5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22.3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12" draw:layer="layout" svg:width="5.6cm" svg:height="0.766cm" svg:x="11.9cm" svg:y="23cm">
            <draw:text-box>
              <text:p text:style-name="P12"><text:span text:style-name="T4">Rubyist</text:span><text:span text:style-name="T4"><text:tab/></text:span><text:span text:style-name="T4">| 1,</text:span><text:span text:style-name="T6">4</text:span></text:p>
            </draw:text-box>
          </draw:frame>
          <draw:frame draw:style-name="gr30" draw:text-style-name="P12" draw:layer="layout" svg:width="5.6cm" svg:height="0.766cm" svg:x="11.9cm" svg:y="23.7cm">
            <draw:text-box>
              <text:p text:style-name="P12"><text:span text:style-name="T4">Meetup</text:span><text:span text:style-name="T4"><text:tab/></text:span><text:span text:style-name="T4">| 1,3,</text:span><text:span text:style-name="T6">4</text:span></text:p>
            </draw:text-box>
          </draw:frame>
          <draw:frame draw:style-name="gr25" draw:text-style-name="P10" draw:layer="layout" svg:width="5.6cm" svg:height="0.7cm" svg:x="11.9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28" draw:text-style-name="P15" draw:layer="layout" svg:width="5.6cm" svg:height="0.8cm" svg:x="11.9cm" svg:y="26.5cm">
            <draw:text-box>
              <text:p text:style-name="P15"><text:span text:style-name="T6">Osaka</text:span><text:span text:style-name="T6"><text:tab/></text:span><text:span text:style-name="T6">| 4</text:span></text:p>
            </draw:text-box>
          </draw:frame>
        </draw:g>
        <draw:g>
          <draw:frame draw:style-name="gr26" draw:text-style-name="P3" draw:layer="layout" svg:width="6.4cm" svg:height="6cm" svg:x="11.5cm" svg:y="12.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13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13.7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14.4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15.1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15.8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6.5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7.2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custom-shape draw:style-name="gr31" draw:text-style-name="P16" draw:layer="layout" svg:width="1.6cm" svg:height="0.8cm" svg:x="8.756cm" svg:y="15.074cm">
          <text:p text:style-name="P16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6" draw:layer="layout" svg:width="1.6cm" svg:height="0.8cm" svg:x="14.6cm" svg:y="21.8cm">
          <text:p text:style-name="P16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6" draw:layer="layout" svg:width="1.6cm" svg:height="0.8cm" svg:x="15.6cm" svg:y="22.8cm">
          <text:p text:style-name="P16"><text:span text:style-name="T7">NEW</text:span></text:p>
          <draw:enhanced-geometry svg:viewBox="0 0 21600 21600" draw:glue-points="10800 0 0 10800 10800 21600 21600 10800 ?f40 ?f41" draw:text-areas="0 0 21600 21600" draw:type="rectangular-callout" draw:modifiers="-4681.57401623985 36134.8314606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6" draw:layer="layout" svg:width="1.6cm" svg:height="0.8cm" svg:x="15.4cm" svg:y="25.1cm">
          <text:p text:style-name="P16"><text:span text:style-name="T7">NEW</text:span></text:p>
          <draw:enhanced-geometry svg:viewBox="0 0 21600 21600" draw:glue-points="10800 0 0 10800 10800 21600 21600 10800 ?f40 ?f41" draw:text-areas="0 0 21600 21600" draw:type="rectangular-callout" draw:modifiers="3629.23173016864 36458.4269662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7" draw:layer="layout" svg:width="1.7cm" svg:height="0.666cm" svg:x="7.9cm" svg:y="21.334cm">
          <draw:text-box>
            <text:p text:style-name="P17"><text:span text:style-name="T1">Osaka</text:span></text:p>
          </draw:text-box>
        </draw:frame>
        <draw:frame draw:style-name="gr32" draw:text-style-name="P17" draw:layer="layout" svg:width="1.8cm" svg:height="0.666cm" svg:x="9.3cm" svg:y="23.7cm">
          <draw:text-box>
            <text:p text:style-name="P17"><text:span text:style-name="T1">Meetup</text:span></text:p>
          </draw:text-box>
        </draw:frame>
        <draw:frame draw:style-name="gr32" draw:text-style-name="P17" draw:layer="layout" svg:width="1.8cm" svg:height="0.666cm" svg:x="8.6cm" svg:y="22.4cm">
          <draw:text-box>
            <text:p text:style-name="P17"><text:span text:style-name="T1">Rubyist</text:span></text:p>
          </draw:text-box>
        </draw:frame>
        <draw:path draw:style-name="gr33" draw:text-style-name="P1" draw:layer="layout" svg:width="2.607cm" svg:height="0.302cm" draw:transform="rotate (1.00408791867234) translate (7.60000000000001cm 25.3cm)" svg:viewBox="0 0 2608 303" svg:d="M0 0c0 0 588 277 905 300 575 42 1703-300 1703-300">
          <text:p/>
        </draw:path>
        <draw:path draw:style-name="gr33" draw:text-style-name="P1" draw:layer="layout" svg:width="3.234cm" svg:height="1.062cm" draw:transform="rotate (1.00408791867234) translate (6.66322139065675cm 24.7293489213299cm)" svg:viewBox="0 0 3235 1063" svg:d="M0 1063c0 0 537-460 1258-445 943-8 1977-618 1977-618">
          <text:p/>
        </draw:path>
        <draw:path draw:style-name="gr33" draw:text-style-name="P1" draw:layer="layout" svg:width="2.208cm" svg:height="1.794cm" draw:transform="rotate (1.00408791867234) translate (7.60000000000001cm 25.3cm)" svg:viewBox="0 0 2209 1795" svg:d="M0 0c0 0 491 399 813 905 268 422 1396 890 1396 890">
          <text:p/>
        </draw:path>
        <draw:path draw:style-name="gr33" draw:text-style-name="P1" draw:layer="layout" svg:width="2.826cm" svg:height="4.716cm" draw:transform="rotate (1.00408791867234) translate (8.22058064830373cm 23.8677585728889cm)" svg:viewBox="0 0 2827 4717" svg:d="M2569 0c0 0 1189 1496-1541 3352-928 590-1028 1365-1028 1365">
          <text:p/>
        </draw:path>
        <draw:path draw:style-name="gr33" draw:text-style-name="P1" draw:layer="layout" svg:width="0.842cm" svg:height="1.901cm" draw:transform="rotate (1.00408791867234) translate (9.84257156095515cm 23.09024883616cm)" svg:viewBox="0 0 843 1902" svg:d="M107 0c0 0-230 383-15 721 161 253 751 1181 751 1181">
          <text:p/>
        </draw:path>
        <draw:path draw:style-name="gr33" draw:text-style-name="P1" draw:layer="layout" svg:width="1.186cm" svg:height="1.518cm" draw:transform="rotate (1.00408791867234) translate (10.5815338607326cm 24.5861696290387cm)" svg:viewBox="0 0 1187 1519" svg:d="M221 0c0 0-368 353-154 690 161 253 1120 829 1120 829">
          <text:p/>
        </draw:path>
        <draw:frame draw:style-name="gr34" draw:text-style-name="P18" draw:layer="layout" svg:width="2.3cm" svg:height="0.85cm" svg:x="7cm" svg:y="20.7cm">
          <draw:text-box>
            <text:p text:style-name="P18"><text:span text:style-name="T7">tokenize</text:span></text:p>
          </draw:text-box>
        </draw:frame>
      </draw:page>
      <draw:page draw:name="page4" draw:style-name="dp1" draw:master-page-name="標準">
        <draw:g>
          <draw:frame draw:style-name="gr27" draw:text-style-name="P3" draw:layer="layout" svg:width="6.4cm" svg:height="4.7cm" svg:x="2.5cm" svg:y="3.6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5.1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8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5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.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19" draw:layer="layout" svg:width="5.6cm" svg:height="0.7cm" svg:x="2.9cm" svg:y="7.2cm">
            <draw:text-box>
              <text:p text:style-name="P19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.7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3.5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1cm" svg:y="4.2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5" draw:text-style-name="P20" draw:layer="layout" svg:width="5.6cm" svg:height="0.7cm" svg:x="11.1cm" svg:y="4.9cm">
            <draw:text-box>
              <text:p text:style-name="P20"><text:span text:style-name="T8">Rubyist</text:span><text:span text:style-name="T8"><text:tab/></text:span><text:span text:style-name="T8">| 1,4</text:span></text:p>
            </draw:text-box>
          </draw:frame>
          <draw:frame draw:style-name="gr35" draw:text-style-name="P20" draw:layer="layout" svg:width="5.6cm" svg:height="0.7cm" svg:x="11.1cm" svg:y="5.6cm">
            <draw:text-box>
              <text:p text:style-name="P20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6.3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.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1" draw:layer="layout" svg:width="5.6cm" svg:height="0.7cm" svg:x="11.1cm" svg:y="8.4cm">
            <draw:text-box>
              <text:p text:style-name="P21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7" draw:layer="layout" svg:width="1.7cm" svg:height="0.666cm" svg:x="10.3cm" svg:y="1.5cm">
          <draw:text-box>
            <text:p text:style-name="P17"><text:span text:style-name="T1">Tokyo</text:span></text:p>
          </draw:text-box>
        </draw:frame>
        <draw:frame draw:style-name="gr32" draw:text-style-name="P17" draw:layer="layout" svg:width="1.8cm" svg:height="0.666cm" svg:x="14.4cm" svg:y="1.5cm">
          <draw:text-box>
            <text:p text:style-name="P17"><text:span text:style-name="T1">Meetup</text:span></text:p>
          </draw:text-box>
        </draw:frame>
        <draw:frame draw:style-name="gr32" draw:text-style-name="P17" draw:layer="layout" svg:width="1.8cm" svg:height="0.666cm" svg:x="12.3cm" svg:y="1.5cm">
          <draw:text-box>
            <text:p text:style-name="P17"><text:span text:style-name="T1">Rubyist</text:span></text:p>
          </draw:text-box>
        </draw:frame>
        <draw:frame draw:style-name="gr34" draw:text-style-name="P18" draw:layer="layout" svg:width="2.3cm" svg:height="0.85cm" svg:x="8.1cm" svg:y="1.9cm">
          <draw:text-box>
            <text:p text:style-name="P18"><text:span text:style-name="T7">tokenize</text:span></text:p>
          </draw:text-box>
        </draw:frame>
        <draw:frame draw:style-name="gr36" draw:text-style-name="P10" draw:layer="layout" svg:width="6.2cm" svg:height="1.05cm" svg:x="2.7cm" svg:y="1.35cm">
          <draw:text-box>
            <text:p text:style-name="P10"><text:span text:style-name="T4">Query: Tokyo Rubyist Meetup</text:span></text:p>
          </draw:text-box>
        </draw:frame>
        <draw:line draw:style-name="gr33" draw:text-style-name="P1" draw:layer="layout" svg:x1="8cm" svg:y1="1.8cm" svg:x2="10cm" svg:y2="1.8cm">
          <text:p/>
        </draw:line>
        <draw:g>
          <draw:frame draw:style-name="gr27" draw:text-style-name="P3" draw:layer="layout" svg:width="6.4cm" svg:height="4.7cm" svg:x="2.5cm" svg:y="12.9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14.4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15.1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15.8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13.7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19" draw:layer="layout" svg:width="5.6cm" svg:height="0.7cm" svg:x="2.9cm" svg:y="16.5cm">
            <draw:text-box>
              <text:p text:style-name="P19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1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12.8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13" draw:layer="layout" svg:width="5.6cm" svg:height="0.766cm" svg:x="11.1cm" svg:y="13.5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20" draw:layer="layout" svg:width="5.6cm" svg:height="0.766cm" svg:x="11.1cm" svg:y="14.2cm">
            <draw:text-box>
              <text:p text:style-name="P20"><text:span text:style-name="T8">Rubyist</text:span><text:span text:style-name="T8"><text:tab/></text:span><text:span text:style-name="T8">| 1,4</text:span></text:p>
            </draw:text-box>
          </draw:frame>
          <draw:frame draw:style-name="gr30" draw:text-style-name="P20" draw:layer="layout" svg:width="5.6cm" svg:height="0.766cm" svg:x="11.1cm" svg:y="14.9cm">
            <draw:text-box>
              <text:p text:style-name="P20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15.6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6.3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1" draw:layer="layout" svg:width="5.6cm" svg:height="0.7cm" svg:x="11.1cm" svg:y="17.7cm">
            <draw:text-box>
              <text:p text:style-name="P21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7" draw:layer="layout" svg:width="1.7cm" svg:height="0.666cm" svg:x="10.3cm" svg:y="10.8cm">
          <draw:text-box>
            <text:p text:style-name="P17"><text:span text:style-name="T1">Tokyo</text:span></text:p>
          </draw:text-box>
        </draw:frame>
        <draw:frame draw:style-name="gr32" draw:text-style-name="P17" draw:layer="layout" svg:width="1.8cm" svg:height="0.666cm" svg:x="14.4cm" svg:y="10.8cm">
          <draw:text-box>
            <text:p text:style-name="P17"><text:span text:style-name="T1">Meetup</text:span></text:p>
          </draw:text-box>
        </draw:frame>
        <draw:frame draw:style-name="gr32" draw:text-style-name="P17" draw:layer="layout" svg:width="1.8cm" svg:height="0.666cm" svg:x="12.3cm" svg:y="10.8cm">
          <draw:text-box>
            <text:p text:style-name="P17"><text:span text:style-name="T1">Rubyist</text:span></text:p>
          </draw:text-box>
        </draw:frame>
        <draw:frame draw:style-name="gr36" draw:text-style-name="P10" draw:layer="layout" svg:width="6.2cm" svg:height="1.05cm" svg:x="2.7cm" svg:y="10.65cm">
          <draw:text-box>
            <text:p text:style-name="P10"><text:span text:style-name="T4">Query: Tokyo Rubyist Meetup</text:span></text:p>
          </draw:text-box>
        </draw:frame>
        <draw:line draw:style-name="gr38" draw:text-style-name="P1" draw:layer="layout" svg:x1="8cm" svg:y1="11.1cm" svg:x2="10cm" svg:y2="11.1cm">
          <text:p/>
        </draw:line>
        <draw:path draw:style-name="gr33" draw:text-style-name="P1" draw:layer="layout" svg:width="1.983cm" svg:height="1.561cm" draw:transform="rotate (1.00408791867234) translate (9.73043317643938cm 12.9433964008965cm)" svg:viewBox="0 0 1984 1562" svg:d="M1984 243c0 0-714-376-1189-192-476 184-1020 1004-698 1511">
          <text:p/>
        </draw:path>
        <draw:path draw:style-name="gr33" draw:text-style-name="P1" draw:layer="layout" svg:width="3.873cm" svg:height="1.535cm" draw:transform="rotate (1.00408791867234) translate (9.73807513130176cm 13.9796650293563cm)" svg:viewBox="0 0 3874 1536" svg:d="M3874 1283c0 0-1135-1412-2470-1273-1334 138-1603 1020-1281 1526">
          <text:p/>
        </draw:path>
        <draw:path draw:style-name="gr33" draw:text-style-name="P1" draw:layer="layout" svg:width="3.259cm" svg:height="2.47cm" draw:transform="rotate (1.00408791867234) translate (13.4500353774539cm 14.250070751227cm)" svg:viewBox="0 0 3260 2471" svg:d="M3260 0c0 0-284 1603-1128 2140s-1534 383-2132-184">
          <text:p/>
        </draw:path>
        <draw:g>
          <draw:frame draw:style-name="gr27" draw:text-style-name="P3" draw:layer="layout" svg:width="6.4cm" svg:height="4.7cm" svg:x="2.5cm" svg:y="21.7cm">
            <draw:text-box>
              <text:p text:style-name="P1"><text:span text:style-name="T3">Events</text:span></text:p>
            </draw:text-box>
          </draw:frame>
          <draw:frame draw:style-name="gr30" draw:text-style-name="P9" draw:layer="layout" svg:width="5.6cm" svg:height="0.766cm" svg:x="2.9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19" draw:layer="layout" svg:width="5.6cm" svg:height="0.7cm" svg:x="2.9cm" svg:y="25.3cm">
            <draw:text-box>
              <text:p text:style-name="P19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13" draw:layer="layout" svg:width="5.6cm" svg:height="0.766cm" svg:x="11.1cm" svg:y="22.3cm">
            <draw:text-box>
              <text:p text:style-name="P13"><text:span text:style-name="T4">Tokyo</text:span><text:span text:style-name="T4"><text:tab/></text:span><text:span text:style-name="T4">| </text:span><text:span text:style-name="T6">1</text:span><text:span text:style-name="T4">,2</text:span></text:p>
            </draw:text-box>
          </draw:frame>
          <draw:frame draw:style-name="gr30" draw:text-style-name="P20" draw:layer="layout" svg:width="5.6cm" svg:height="0.766cm" svg:x="11.1cm" svg:y="23cm">
            <draw:text-box>
              <text:p text:style-name="P20"><text:span text:style-name="T8">Rubyist</text:span><text:span text:style-name="T8"><text:tab/></text:span><text:span text:style-name="T8">| </text:span><text:span text:style-name="T6">1</text:span><text:span text:style-name="T8">,4</text:span></text:p>
            </draw:text-box>
          </draw:frame>
          <draw:frame draw:style-name="gr30" draw:text-style-name="P20" draw:layer="layout" svg:width="5.6cm" svg:height="0.766cm" svg:x="11.1cm" svg:y="23.7cm">
            <draw:text-box>
              <text:p text:style-name="P20"><text:span text:style-name="T8">Meetup</text:span><text:span text:style-name="T8"><text:tab/></text:span><text:span text:style-name="T8">|</text:span><text:span text:style-name="T6"> 1</text:span><text:span text:style-name="T8">,3,4</text:span></text:p>
            </draw:text-box>
          </draw:frame>
          <draw:frame draw:style-name="gr25" draw:text-style-name="P10" draw:layer="layout" svg:width="5.6cm" svg:height="0.7cm" svg:x="11.1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1" draw:layer="layout" svg:width="5.6cm" svg:height="0.7cm" svg:x="11.1cm" svg:y="26.5cm">
            <draw:text-box>
              <text:p text:style-name="P21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7" draw:layer="layout" svg:width="1.7cm" svg:height="0.666cm" svg:x="10.3cm" svg:y="19.6cm">
          <draw:text-box>
            <text:p text:style-name="P17"><text:span text:style-name="T1">Tokyo</text:span></text:p>
          </draw:text-box>
        </draw:frame>
        <draw:frame draw:style-name="gr32" draw:text-style-name="P17" draw:layer="layout" svg:width="1.8cm" svg:height="0.666cm" svg:x="14.4cm" svg:y="19.6cm">
          <draw:text-box>
            <text:p text:style-name="P17"><text:span text:style-name="T1">Meetup</text:span></text:p>
          </draw:text-box>
        </draw:frame>
        <draw:frame draw:style-name="gr32" draw:text-style-name="P17" draw:layer="layout" svg:width="1.8cm" svg:height="0.666cm" svg:x="12.3cm" svg:y="19.6cm">
          <draw:text-box>
            <text:p text:style-name="P17"><text:span text:style-name="T1">Rubyist</text:span></text:p>
          </draw:text-box>
        </draw:frame>
        <draw:frame draw:style-name="gr36" draw:text-style-name="P10" draw:layer="layout" svg:width="6.2cm" svg:height="1.05cm" svg:x="2.7cm" svg:y="19.45cm">
          <draw:text-box>
            <text:p text:style-name="P10"><text:span text:style-name="T4">Query: Tokyo Rubyist Meetup</text:span></text:p>
          </draw:text-box>
        </draw:frame>
        <draw:line draw:style-name="gr38" draw:text-style-name="P1" draw:layer="layout" svg:x1="8cm" svg:y1="19.9cm" svg:x2="10cm" svg:y2="19.9cm">
          <text:p/>
        </draw:line>
        <draw:path draw:style-name="gr38" draw:text-style-name="P1" draw:layer="layout" svg:width="1.983cm" svg:height="1.561cm" draw:transform="rotate (1.00408791867234) translate (9.73043317643939cm 21.7433964008965cm)" svg:viewBox="0 0 1984 1562" svg:d="M1984 243c0 0-714-376-1189-192-476 184-1020 1004-698 1511">
          <text:p/>
        </draw:path>
        <draw:path draw:style-name="gr38" draw:text-style-name="P1" draw:layer="layout" svg:width="3.873cm" svg:height="1.535cm" draw:transform="rotate (1.00408791867234) translate (9.73807513130175cm 22.7796650293563cm)" svg:viewBox="0 0 3874 1536" svg:d="M3874 1283c0 0-1135-1412-2470-1273-1334 138-1603 1020-1281 1526">
          <text:p/>
        </draw:path>
        <draw:path draw:style-name="gr38" draw:text-style-name="P1" draw:layer="layout" svg:width="3.259cm" svg:height="2.47cm" draw:transform="rotate (1.00408791867234) translate (13.4500353774539cm 23.0500707512271cm)" svg:viewBox="0 0 3260 2471" svg:d="M3260 0c0 0-284 1603-1128 2140s-1534 383-2132-184">
          <text:p/>
        </draw:path>
        <draw:path draw:style-name="gr33" draw:text-style-name="P1" draw:layer="layout" svg:width="2.33cm" svg:height="5.154cm" draw:transform="rotate (1.00408791867234) translate (7.8cm 23.6cm)" svg:viewBox="0 0 2331 5155" svg:d="M2331 5154c0 0-889 92-1856-1427-966-1518 123-3159-475-3727">
          <text:p/>
        </draw:path>
        <draw:custom-shape draw:style-name="gr31" draw:text-style-name="P16" draw:layer="layout" svg:width="2.1cm" svg:height="0.8cm" svg:x="7.2cm" svg:y="21.6cm">
          <text:p text:style-name="P16"><text:span text:style-name="T7">FOUND</text:span></text:p>
          <draw:enhanced-geometry svg:viewBox="0 0 21600 21600" draw:glue-points="10800 0 0 10800 10800 21600 21600 10800 ?f40 ?f41" draw:text-areas="0 0 21600 21600" draw:type="rectangular-callout" draw:modifiers="2415.99238457877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7" draw:display-name="Gradient 7" draw:style="linear" draw:start-color="#cfe7f5" draw:end-color="#0066cc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5T18:04:27.577106757</dc:date>
    <meta:editing-duration>PT17H35M10S</meta:editing-duration>
    <meta:editing-cycles>113</meta:editing-cycles>
    <meta:generator>LibreOffice/4.2.7.2$Linux_X86_64 LibreOffice_project/420m0$Build-2</meta:generator>
    <meta:document-statistic meta:object-count="183"/>
  </office:meta>
</office:document-meta>
</file>